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7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8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2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8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9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24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5" style:family="table-cell" style:parent-style-name="Default" style:data-style-name="N108"/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8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0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6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7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8" style:family="table-cell" style:parent-style-name="Default" style:data-style-name="N110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40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2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3" style:family="table-cell" style:parent-style-name="Default" style:data-style-name="N2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8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text-position="-33% 58%"/>
    </style:style>
    <style:style style:name="T5" style:family="text">
      <style:text-properties style:font-name="Arial1" fo:font-style="italic" style:font-style-asian="italic" style:font-style-complex="italic"/>
    </style:style>
    <style:style style:name="T6" style:family="text">
      <style:text-properties style:text-position="-33% 58%" style:font-name="Arial1" fo:font-style="italic" style:font-style-asian="italic" style:font-style-complex="italic"/>
    </style:style>
    <style:style style:name="T7" style:family="text">
      <style:text-properties style:text-position="33% 58%" style:font-name="Arial1" fo:font-style="italic" style:font-style-asian="italic" style:font-style-complex="italic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1" table:number-rows-spanned="2">
            <text:p>λ, нм</text:p>
            <text:p>(без поправки)</text:p>
          </table:table-cell>
          <table:table-cell table:style-name="ce12" office:value-type="float" office:value="616.31" table:number-columns-spanned="1" table:number-rows-spanned="2">
            <text:p>616,31</text:p>
          </table:table-cell>
          <table:table-cell table:style-name="ce12" office:value-type="float" office:value="616.97" table:number-columns-spanned="1" table:number-rows-spanned="2">
            <text:p>616,97</text:p>
          </table:table-cell>
          <table:table-cell table:style-name="ce12" office:value-type="float" office:value="589.51" table:number-columns-spanned="1" table:number-rows-spanned="2">
            <text:p>589,51</text:p>
          </table:table-cell>
          <table:table-cell table:style-name="ce12" office:value-type="float" office:value="590.12" table:number-columns-spanned="1" table:number-rows-spanned="2">
            <text:p>590,12</text:p>
          </table:table-cell>
          <table:table-cell table:style-name="ce12" office:value-type="float" office:value="568.55" table:number-columns-spanned="1" table:number-rows-spanned="2">
            <text:p>568,55</text:p>
          </table:table-cell>
          <table:table-cell table:style-name="ce26" office:value-type="float" office:value="569.12" table:number-columns-spanned="1" table:number-rows-spanned="2">
            <text:p>569,12</text:p>
          </table:table-cell>
          <table:table-cell/>
          <table:table-cell table:style-name="ce41" office:value-type="string">
            <text:p>E<text:span text:style-name="T4">4D</text:span>, эВ</text:p>
          </table:table-cell>
          <table:table-cell table:style-name="ce14" office:value-type="string">
            <text:p>E<text:span text:style-name="T4">3S</text:span>, эВ</text:p>
          </table:table-cell>
          <table:table-cell table:style-name="ce14" office:value-type="string">
            <text:p>E<text:span text:style-name="T4">5S</text:span>, эВ</text:p>
          </table:table-cell>
          <table:table-cell table:style-name="ce14" office:value-type="string">
            <text:p>E<text:span text:style-name="T4">3P</text:span>, эВ</text:p>
          </table:table-cell>
          <table:table-cell table:style-name="ce23" office:value-type="string">
            <text:p>Δ<text:span text:style-name="T4">3S</text:span></text:p>
          </table:table-cell>
          <table:table-cell table:style-name="ce23" office:value-type="string">
            <text:p>Δ<text:span text:style-name="T4">5S</text:span></text:p>
          </table:table-cell>
          <table:table-cell table:style-name="ce23" office:value-type="string">
            <text:p>Δ<text:span text:style-name="T4">3P</text:span></text:p>
          </table:table-cell>
          <table:table-cell table:style-name="ce32" office:value-type="string">
            <text:p>W<text:span text:style-name="T4">i</text:span>, эВ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number-columns-repeated="5" table:style-name="ce13"/>
          <table:covered-table-cell table:style-name="ce27"/>
          <table:table-cell/>
          <table:table-cell table:style-name="ce42" table:formula="of:=-13.6/4^2" office:value-type="float" office:value="-0.85">
            <text:p>-0,850</text:p>
          </table:table-cell>
          <table:table-cell table:style-name="ce19" table:formula="of:=[.L2]-[.D9]" office:value-type="float" office:value="-5.13613488238144">
            <text:p>-5,136</text:p>
          </table:table-cell>
          <table:table-cell table:style-name="ce19" table:formula="of:=[.D9]+[.L2]" office:value-type="float" office:value="-0.927680640836526">
            <text:p>-0,928</text:p>
          </table:table-cell>
          <table:table-cell table:style-name="ce19" table:formula="of:=[.I2]-[.F9]" office:value-type="float" office:value="-3.03190776160898">
            <text:p>-3,032</text:p>
          </table:table-cell>
          <table:table-cell table:style-name="ce19" table:formula="of:=3-SQRT(-13.6/[.J2])" office:value-type="float" office:value="1.37276137638022">
            <text:p>1,373</text:p>
          </table:table-cell>
          <table:table-cell table:style-name="ce19" table:formula="of:=5-SQRT(-13.6/[.K2])" office:value-type="float" office:value="1.17113364851816">
            <text:p>1,171</text:p>
          </table:table-cell>
          <table:table-cell table:style-name="ce19" table:formula="of:=3-SQRT(-13.6/[.L2])" office:value-type="float" office:value="0.882070684212129">
            <text:p>0,882</text:p>
          </table:table-cell>
          <table:table-cell table:style-name="ce36" table:formula="of:=-[.J7]" office:value-type="float" office:value="5.13613488238144">
            <text:p>5,136</text:p>
          </table:table-cell>
          <table:table-cell table:number-columns-repeated="2"/>
        </table:table-row>
        <table:table-row table:style-name="ro1">
          <table:table-cell table:style-name="ce3" office:value-type="string">
            <text:p>Серия</text:p>
          </table:table-cell>
          <table:table-cell table:style-name="ce14" office:value-type="string" table:number-columns-spanned="2" table:number-rows-spanned="1">
            <text:p>Резкая</text:p>
          </table:table-cell>
          <table:covered-table-cell table:style-name="ce14"/>
          <table:table-cell table:style-name="ce14" office:value-type="string" table:number-columns-spanned="2" table:number-rows-spanned="1">
            <text:p>Главная</text:p>
          </table:table-cell>
          <table:covered-table-cell table:style-name="ce14"/>
          <table:table-cell table:style-name="ce32" office:value-type="string" table:number-columns-spanned="2" table:number-rows-spanned="1">
            <text:p>Диффузная</text:p>
          </table:table-cell>
          <table:covered-table-cell table:style-name="ce32"/>
          <table:table-cell/>
          <table:table-cell table:style-name="ce41" office:value-type="string">
            <text:p>Z*<text:span text:style-name="T4">3S</text:span></text:p>
          </table:table-cell>
          <table:table-cell table:style-name="ce14" office:value-type="string">
            <text:p>Z*<text:span text:style-name="T4">4S</text:span></text:p>
          </table:table-cell>
          <table:table-cell table:style-name="ce14" office:value-type="string">
            <text:p>Z*<text:span text:style-name="T4">5S</text:span></text:p>
          </table:table-cell>
          <table:table-cell table:style-name="ce14" office:value-type="string">
            <text:p>Z*<text:span text:style-name="T4">8S</text:span></text:p>
          </table:table-cell>
          <table:table-cell table:style-name="ce14" office:value-type="string">
            <text:p>Z*<text:span text:style-name="T4">3P</text:span></text:p>
          </table:table-cell>
          <table:table-cell table:style-name="ce14" office:value-type="string">
            <text:p>Z*<text:span text:style-name="T4">5P</text:span></text:p>
          </table:table-cell>
          <table:table-cell table:style-name="ce14" office:value-type="string">
            <text:p>Z*<text:span text:style-name="T4">8P</text:span></text:p>
          </table:table-cell>
          <table:table-cell table:style-name="ce32" office:value-type="string">
            <text:p>Z*<text:span text:style-name="T4">g</text:span></text:p>
          </table:table-cell>
          <table:table-cell/>
          <table:table-cell table:style-name="ce31"/>
        </table:table-row>
        <table:table-row table:style-name="ro1">
          <table:table-cell table:style-name="ce4" office:value-type="string">
            <text:p>Цвет линий</text:p>
          </table:table-cell>
          <table:table-cell table:style-name="ce15" office:value-type="string" table:number-columns-spanned="2" table:number-rows-spanned="1">
            <text:p>Оранжевая</text:p>
          </table:table-cell>
          <table:covered-table-cell table:style-name="ce15"/>
          <table:table-cell table:style-name="ce15" office:value-type="string" table:number-columns-spanned="2" table:number-rows-spanned="1">
            <text:p>Желтая</text:p>
          </table:table-cell>
          <table:covered-table-cell table:style-name="ce15"/>
          <table:table-cell table:style-name="ce33" office:value-type="string" table:number-columns-spanned="2" table:number-rows-spanned="1">
            <text:p>Зелёная</text:p>
          </table:table-cell>
          <table:covered-table-cell table:style-name="ce33"/>
          <table:table-cell/>
          <table:table-cell table:style-name="ce43" table:formula="of:=SQRT(-[.J7]*[.J6]^2/13.6)" office:value-type="float" office:value="1.84361405663204">
            <text:p>1,84</text:p>
          </table:table-cell>
          <table:table-cell table:style-name="ce21" table:formula="of:=SQRT(-[.K7]*[.K6]^2/13.6)" office:value-type="float" office:value="1.46624744877659">
            <text:p>1,47</text:p>
          </table:table-cell>
          <table:table-cell table:style-name="ce21" table:formula="of:=SQRT(-[.L7]*[.L6]^2/13.6)" office:value-type="float" office:value="1.30586955537503">
            <text:p>1,31</text:p>
          </table:table-cell>
          <table:table-cell table:style-name="ce21" table:formula="of:=SQRT(-[.O7]*[.O6]^2/13.6)" office:value-type="float" office:value="1.17149752070694">
            <text:p>1,17</text:p>
          </table:table-cell>
          <table:table-cell table:style-name="ce21" table:formula="of:=SQRT(-[.J8]*[.J6]^2/13.6)" office:value-type="float" office:value="1.41647786714922">
            <text:p>1,42</text:p>
          </table:table-cell>
          <table:table-cell table:style-name="ce21" table:formula="of:=SQRT(-[.L8]*[.L6]^2/13.6)" office:value-type="float" office:value="1.21420248298831">
            <text:p>1,21</text:p>
          </table:table-cell>
          <table:table-cell table:style-name="ce21" table:formula="of:=SQRT(-[.O8]*[.O6]^2/13.6)" office:value-type="float" office:value="1.12392237195383">
            <text:p>1,12</text:p>
          </table:table-cell>
          <table:table-cell table:style-name="ce37" office:value-type="float" office:value="2.01">
            <text:p>2,01</text:p>
          </table:table-cell>
          <table:table-cell/>
          <table:table-cell table:style-name="ce31"/>
        </table:table-row>
        <table:table-row table:style-name="ro1">
          <table:table-cell table:style-name="ce5" office:value-type="string">
            <text:p>Переход</text:p>
          </table:table-cell>
          <table:table-cell table:style-name="ce16" office:value-type="string" table:number-columns-spanned="2" table:number-rows-spanned="1">
            <text:p>5<text:span text:style-name="T2">2</text:span>S – 3<text:span text:style-name="T2">2</text:span><text:span text:style-name="T3">P</text:span></text:p>
          </table:table-cell>
          <table:covered-table-cell table:style-name="ce16"/>
          <table:table-cell table:style-name="ce16" office:value-type="string" table:number-columns-spanned="2" table:number-rows-spanned="1">
            <text:p>3<text:span text:style-name="T2">2</text:span>P – 3<text:span text:style-name="T2">2</text:span>S</text:p>
          </table:table-cell>
          <table:covered-table-cell table:style-name="ce16"/>
          <table:table-cell table:style-name="ce34" office:value-type="string" table:number-columns-spanned="2" table:number-rows-spanned="1">
            <text:p>4<text:span text:style-name="T2">2</text:span>D – 3<text:span text:style-name="T2">2</text:span>P</text:p>
          </table:table-cell>
          <table:covered-table-cell table:style-name="ce34"/>
          <table:table-cell table:number-columns-repeated="11"/>
        </table:table-row>
        <table:table-row table:style-name="ro1">
          <table:table-cell table:style-name="ce6" office:value-type="string">
            <text:p>λ, нм</text:p>
          </table:table-cell>
          <table:table-cell table:style-name="ce17" table:formula="of:=[.B1]-[.$A$19]" office:value-type="float" office:value="615.785">
            <text:p>615,8</text:p>
          </table:table-cell>
          <table:table-cell table:style-name="ce17" table:formula="of:=[.C1]-[.$A$19]" office:value-type="float" office:value="616.445">
            <text:p>616,4</text:p>
          </table:table-cell>
          <table:table-cell table:style-name="ce17" table:formula="of:=[.D1]-[.$A$19]" office:value-type="float" office:value="588.985">
            <text:p>589,0</text:p>
          </table:table-cell>
          <table:table-cell table:style-name="ce17" table:formula="of:=[.E1]-[.$A$19]" office:value-type="float" office:value="589.595">
            <text:p>589,6</text:p>
          </table:table-cell>
          <table:table-cell table:style-name="ce17" table:formula="of:=[.F1]-[.$A$19]" office:value-type="float" office:value="568.025">
            <text:p>568,0</text:p>
          </table:table-cell>
          <table:table-cell table:style-name="ce38" table:formula="of:=[.G1]-[.$A$19]" office:value-type="float" office:value="568.595">
            <text:p>568,6</text:p>
          </table:table-cell>
          <table:table-cell/>
          <table:table-cell table:style-name="ce44" office:value-type="string">
            <text:p>n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7">
            <text:p>7</text:p>
          </table:table-cell>
          <table:table-cell table:style-name="ce47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style-name="ce6" office:value-type="string">
            <text:p>v<text:span text:style-name="T1">̃</text:span>, см<text:span text:style-name="T2">-1</text:span></text:p>
          </table:table-cell>
          <table:table-cell table:style-name="ce18" table:formula="of:=10^6/[.B6]" office:value-type="float" office:value="1623.94342181118">
            <text:p>1624</text:p>
          </table:table-cell>
          <table:table-cell table:style-name="ce18" table:formula="of:=10^6/[.C6]" office:value-type="float" office:value="1622.20473846004">
            <text:p>1622</text:p>
          </table:table-cell>
          <table:table-cell table:style-name="ce18" table:formula="of:=10^6/[.D6]" office:value-type="float" office:value="1697.83610788051">
            <text:p>1698</text:p>
          </table:table-cell>
          <table:table-cell table:style-name="ce18" table:formula="of:=10^6/[.E6]" office:value-type="float" office:value="1696.07951220753">
            <text:p>1696</text:p>
          </table:table-cell>
          <table:table-cell table:style-name="ce18" table:formula="of:=10^6/[.F6]" office:value-type="float" office:value="1760.48589410677">
            <text:p>1760</text:p>
          </table:table-cell>
          <table:table-cell table:style-name="ce35" table:formula="of:=10^6/[.G6]" office:value-type="float" office:value="1758.72105804659">
            <text:p>1759</text:p>
          </table:table-cell>
          <table:table-cell/>
          <table:table-cell table:style-name="ce8" office:value-type="string">
            <text:p>E<text:span text:style-name="T4">ns</text:span>, эВ</text:p>
          </table:table-cell>
          <table:table-cell table:style-name="ce19" table:formula="of:=-13.6/([.J6]-[.$M2])^2" office:value-type="float" office:value="-5.13613488238144">
            <text:p>-5,136</text:p>
          </table:table-cell>
          <table:table-cell table:style-name="ce19" table:formula="of:=-13.6/([.K6]-([.$M2]+[.N2])/2)^2" office:value-type="float" office:value="-1.82739934388728">
            <text:p>-1,827</text:p>
          </table:table-cell>
          <table:table-cell table:style-name="ce19" table:formula="of:=-13.6/([.L6]-[.$N2])^2" office:value-type="float" office:value="-0.927680640836526">
            <text:p>-0,928</text:p>
          </table:table-cell>
          <table:table-cell table:style-name="ce19" table:formula="of:=-13.6/([.M6]-[.$N2])^2" office:value-type="float" office:value="-0.583241659740493">
            <text:p>-0,583</text:p>
          </table:table-cell>
          <table:table-cell table:style-name="ce19" table:formula="of:=-13.6/([.N6]-[.$N2])^2" office:value-type="float" office:value="-0.400286287773562">
            <text:p>-0,400</text:p>
          </table:table-cell>
          <table:table-cell table:style-name="ce19" table:formula="of:=-13.6/([.O6]-[.$N2])^2" office:value-type="float" office:value="-0.291636368717281">
            <text:p>-0,292</text:p>
          </table:table-cell>
          <table:table-cell table:number-columns-repeated="3"/>
        </table:table-row>
        <table:table-row table:style-name="ro1">
          <table:table-cell table:style-name="ce6" office:value-type="string">
            <text:p>&lt;v<text:span text:style-name="T1">̃</text:span>&gt;, см<text:span text:style-name="T2">-1</text:span></text:p>
          </table:table-cell>
          <table:table-cell table:style-name="ce18" table:formula="of:=AVERAGE([.B7:.C7])" office:value-type="float" office:value="1623.07408013561" table:number-columns-spanned="2" table:number-rows-spanned="1">
            <text:p>1623</text:p>
          </table:table-cell>
          <table:covered-table-cell table:style-name="ce18"/>
          <table:table-cell table:style-name="ce18" table:formula="of:=AVERAGE([.D7:.E7])" office:value-type="float" office:value="1696.95781004402" table:number-columns-spanned="2" table:number-rows-spanned="1">
            <text:p>1697</text:p>
          </table:table-cell>
          <table:covered-table-cell table:style-name="ce18"/>
          <table:table-cell table:style-name="ce35" table:formula="of:=AVERAGE([.F7:.G7])" office:value-type="float" office:value="1759.60347607668" table:number-columns-spanned="2" table:number-rows-spanned="1">
            <text:p>1760</text:p>
          </table:table-cell>
          <table:covered-table-cell table:style-name="ce35"/>
          <table:table-cell/>
          <table:table-cell table:style-name="ce8" office:value-type="string">
            <text:p>E<text:span text:style-name="T4">np</text:span>, эВ</text:p>
          </table:table-cell>
          <table:table-cell table:style-name="ce19" table:formula="of:=-13.6/([.J6]-[.$O2])^2" office:value-type="float" office:value="-3.03190776160898">
            <text:p>-3,032</text:p>
          </table:table-cell>
          <table:table-cell table:style-name="ce19" table:formula="of:=-13.6/([.K6]-[.$O2])^2" office:value-type="float" office:value="-1.39896348064149">
            <text:p>-1,399</text:p>
          </table:table-cell>
          <table:table-cell table:style-name="ce19" table:formula="of:=-13.6/([.L6]-[.$O2])^2" office:value-type="float" office:value="-0.802012492314072">
            <text:p>-0,802</text:p>
          </table:table-cell>
          <table:table-cell table:style-name="ce19" table:formula="of:=-13.6/([.M6]-[.$O2])^2" office:value-type="float" office:value="-0.519218718982317">
            <text:p>-0,519</text:p>
          </table:table-cell>
          <table:table-cell table:style-name="ce19" table:formula="of:=-13.6/([.N6]-[.$O2])^2" office:value-type="float" office:value="-0.363354044218677">
            <text:p>-0,363</text:p>
          </table:table-cell>
          <table:table-cell table:style-name="ce36" table:formula="of:=-13.6/([.O6]-[.$O2])^2" office:value-type="float" office:value="-0.268430318362893">
            <text:p>-0,268</text:p>
          </table:table-cell>
          <table:table-cell table:number-columns-repeated="3"/>
        </table:table-row>
        <table:table-row table:style-name="ro1">
          <table:table-cell table:style-name="ce6" office:value-type="string">
            <text:p>&lt;hv&gt;, эВ</text:p>
          </table:table-cell>
          <table:table-cell table:style-name="ce19" table:formula="of:=1240/AVERAGE([.B6:.C6])" office:value-type="float" office:value="2.01261128198469" table:number-columns-spanned="2" table:number-rows-spanned="1">
            <text:p>2,013</text:p>
          </table:table-cell>
          <table:covered-table-cell table:style-name="ce13"/>
          <table:table-cell table:style-name="ce19" table:formula="of:=1240/AVERAGE([.D6:.E6])" office:value-type="float" office:value="2.10422712077245" table:number-columns-spanned="2" table:number-rows-spanned="1">
            <text:p>2,104</text:p>
          </table:table-cell>
          <table:covered-table-cell table:style-name="ce13"/>
          <table:table-cell table:style-name="ce36" table:formula="of:=1240/AVERAGE([.F6:.G6])" office:value-type="float" office:value="2.18190776160898" table:number-columns-spanned="2" table:number-rows-spanned="1">
            <text:p>2,182</text:p>
          </table:table-cell>
          <table:covered-table-cell table:style-name="ce27"/>
          <table:table-cell/>
          <table:table-cell table:style-name="ce8" office:value-type="string">
            <text:p>E<text:span text:style-name="T4">nd</text:span>, эВ</text:p>
          </table:table-cell>
          <table:table-cell table:style-name="ce19" table:formula="of:=-13.6/[.J6]^2" office:value-type="float" office:value="-1.51111111111111">
            <text:p>-1,511</text:p>
          </table:table-cell>
          <table:table-cell table:style-name="ce19" table:formula="of:=-13.6/[.K6]^2" office:value-type="float" office:value="-0.85">
            <text:p>-0,850</text:p>
          </table:table-cell>
          <table:table-cell table:style-name="ce19" table:formula="of:=-13.6/[.L6]^2" office:value-type="float" office:value="-0.544">
            <text:p>-0,544</text:p>
          </table:table-cell>
          <table:table-cell table:style-name="ce19" table:formula="of:=-13.6/[.M6]^2" office:value-type="float" office:value="-0.377777777777778">
            <text:p>-0,378</text:p>
          </table:table-cell>
          <table:table-cell table:style-name="ce19" table:formula="of:=-13.6/[.N6]^2" office:value-type="float" office:value="-0.277551020408163">
            <text:p>-0,278</text:p>
          </table:table-cell>
          <table:table-cell table:style-name="ce36" table:formula="of:=-13.6/[.O6]^2" office:value-type="float" office:value="-0.2125">
            <text:p>-0,213</text:p>
          </table:table-cell>
          <table:table-cell table:number-columns-repeated="3"/>
        </table:table-row>
        <table:table-row table:style-name="ro1">
          <table:table-cell table:style-name="ce6" office:value-type="string">
            <text:p>Δv, см<text:span text:style-name="T2">-1</text:span></text:p>
          </table:table-cell>
          <table:table-cell table:style-name="ce19" table:formula="of:=[.B7]-[.C7]" office:value-type="float" office:value="1.73868335114321" table:number-columns-spanned="2" table:number-rows-spanned="1">
            <text:p>1,739</text:p>
          </table:table-cell>
          <table:covered-table-cell table:style-name="ce13"/>
          <table:table-cell table:style-name="ce19" table:formula="of:=[.D7]-[.E7]" office:value-type="float" office:value="1.75659567297407" table:number-columns-spanned="2" table:number-rows-spanned="1">
            <text:p>1,757</text:p>
          </table:table-cell>
          <table:covered-table-cell table:style-name="ce13"/>
          <table:table-cell table:style-name="ce36" table:formula="of:=[.F7]-[.G7]" office:value-type="float" office:value="1.76483606018496" table:number-columns-spanned="2" table:number-rows-spanned="1">
            <text:p>1,765</text:p>
          </table:table-cell>
          <table:covered-table-cell table:style-name="ce27"/>
          <table:table-cell/>
          <table:table-cell table:style-name="ce45" office:value-type="string">
            <text:p>E<text:span text:style-name="T4">nf</text:span>, эВ</text:p>
          </table:table-cell>
          <table:table-cell table:style-name="ce24" table:formula="of:=-13.6/[.J6]^2" office:value-type="float" office:value="-1.51111111111111">
            <text:p>-1,511</text:p>
          </table:table-cell>
          <table:table-cell table:style-name="ce24" table:formula="of:=-13.6/[.K6]^2" office:value-type="float" office:value="-0.85">
            <text:p>-0,850</text:p>
          </table:table-cell>
          <table:table-cell table:style-name="ce24" table:formula="of:=-13.6/[.L6]^2" office:value-type="float" office:value="-0.544">
            <text:p>-0,544</text:p>
          </table:table-cell>
          <table:table-cell table:style-name="ce24" table:formula="of:=-13.6/[.M6]^2" office:value-type="float" office:value="-0.377777777777778">
            <text:p>-0,378</text:p>
          </table:table-cell>
          <table:table-cell table:style-name="ce24" table:formula="of:=-13.6/[.N6]^2" office:value-type="float" office:value="-0.277551020408163">
            <text:p>-0,278</text:p>
          </table:table-cell>
          <table:table-cell table:style-name="ce48" table:formula="of:=-13.6/[.O6]^2" office:value-type="float" office:value="-0.2125">
            <text:p>-0,213</text:p>
          </table:table-cell>
          <table:table-cell table:number-columns-repeated="3"/>
        </table:table-row>
        <table:table-row table:style-name="ro1">
          <table:table-cell table:style-name="ce7" office:value-type="string">
            <text:p>Δλ, нм</text:p>
          </table:table-cell>
          <table:table-cell table:style-name="ce20" table:formula="of:=[.C6]-[.B6]" office:value-type="float" office:value="0.660000000000082" table:number-columns-spanned="2" table:number-rows-spanned="1">
            <text:p>0,66</text:p>
          </table:table-cell>
          <table:covered-table-cell table:style-name="ce20"/>
          <table:table-cell table:style-name="ce20" table:formula="of:=[.E6]-[.D6]" office:value-type="float" office:value="0.610000000000014" table:number-columns-spanned="2" table:number-rows-spanned="1">
            <text:p>0,61</text:p>
          </table:table-cell>
          <table:covered-table-cell table:style-name="ce20"/>
          <table:table-cell table:style-name="ce29" table:formula="of:=[.G6]-[.F6]" office:value-type="float" office:value="0.57000000000005" table:number-columns-spanned="2" table:number-rows-spanned="1">
            <text:p>0,57</text:p>
          </table:table-cell>
          <table:covered-table-cell table:style-name="ce29"/>
          <table:table-cell table:number-columns-repeated="11"/>
        </table:table-row>
        <table:table-row table:style-name="ro1">
          <table:table-cell table:style-name="ce4" office:value-type="string">
            <text:p>Интенсивность</text:p>
          </table:table-cell>
          <table:table-cell table:style-name="ce13" office:value-type="float" office:value="237324.11">
            <text:p>237324,11</text:p>
          </table:table-cell>
          <table:table-cell table:style-name="ce13" office:value-type="float" office:value="294988.97">
            <text:p>294988,97</text:p>
          </table:table-cell>
          <table:table-cell table:style-name="ce13" office:value-type="float" office:value="29091.25">
            <text:p>29091,25</text:p>
          </table:table-cell>
          <table:table-cell table:style-name="ce13" office:value-type="float" office:value="27159.48">
            <text:p>27159,48</text:p>
          </table:table-cell>
          <table:table-cell table:style-name="ce13" office:value-type="float" office:value="587808.68">
            <text:p>587808,68</text:p>
          </table:table-cell>
          <table:table-cell table:style-name="ce27" office:value-type="float" office:value="888456.92">
            <text:p>888456,92</text:p>
          </table:table-cell>
          <table:table-cell/>
          <table:table-cell>
            <draw:frame table:end-cell-address="Лист1.Q31" table:end-x="0.174cm" table:end-y="0.342cm" draw:z-index="0" draw:style-name="gr1" draw:text-style-name="P1" svg:width="12.023cm" svg:height="11.715cm" svg:x="0.101cm" svg:y="0.127cm">
              <draw:object draw:notify-on-update-of-ranges="Лист1.J6:Лист1.O6 Лист1.I7:Лист1.I7 Лист1.J7:Лист1.O7 Лист1.J6:Лист1.O6 Лист1.I8:Лист1.I8 Лист1.J8:Лист1.O8 Лист1.J6:Лист1.O6 Лист1.I9:Лист1.I9 Лист1.J9:Лист1.O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table:style-name="ce5" office:value-type="string">
            <text:p>Отношение</text:p>
            <text:p>интенсивностей</text:p>
          </table:table-cell>
          <table:table-cell table:style-name="ce21" table:formula="of:=[.C12]/[.B12]" office:value-type="float" office:value="1.24297935848153" table:number-columns-spanned="2" table:number-rows-spanned="1">
            <text:p>1,24</text:p>
          </table:table-cell>
          <table:covered-table-cell table:style-name="ce21"/>
          <table:table-cell table:style-name="ce21" table:formula="of:=[.E12]/[.D12]" office:value-type="float" office:value="0.933596184419714" table:number-columns-spanned="2" table:number-rows-spanned="1">
            <text:p>0,93</text:p>
          </table:table-cell>
          <table:covered-table-cell table:style-name="ce21"/>
          <table:table-cell table:style-name="ce37" table:formula="of:=[.G12]/[.F12]" office:value-type="float" office:value="1.51147295068865" table:number-columns-spanned="2" table:number-rows-spanned="1">
            <text:p>1,51</text:p>
          </table:table-cell>
          <table:covered-table-cell table:style-name="ce37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table:number-columns-spanned="3" table:number-rows-spanned="1">
            <text:p>Рассчет поправки</text:p>
          </table:table-cell>
          <table:covered-table-cell table:style-name="ce12"/>
          <table:covered-table-cell table:style-name="ce26"/>
          <table:table-cell table:number-columns-repeated="15"/>
        </table:table-row>
        <table:table-row table:style-name="ro1">
          <table:table-cell table:style-name="ce8" office:value-type="string">
            <text:p>Табличное</text:p>
          </table:table-cell>
          <table:table-cell table:style-name="ce13" office:value-type="float" office:value="576.96">
            <text:p>576,96</text:p>
          </table:table-cell>
          <table:table-cell table:style-name="ce27" office:value-type="float" office:value="578.97">
            <text:p>578,97</text:p>
          </table:table-cell>
          <table:table-cell table:number-columns-repeated="15"/>
        </table:table-row>
        <table:table-row table:style-name="ro1">
          <table:table-cell table:style-name="ce8" office:value-type="string">
            <text:p>Измеренное</text:p>
          </table:table-cell>
          <table:table-cell table:style-name="ce13" office:value-type="float" office:value="577.46">
            <text:p>577,46</text:p>
          </table:table-cell>
          <table:table-cell table:style-name="ce27" office:value-type="float" office:value="579.52">
            <text:p>579,52</text:p>
          </table:table-cell>
          <table:table-cell/>
          <table:table-cell table:style-name="ce31"/>
          <table:table-cell table:number-columns-repeated="13"/>
        </table:table-row>
        <table:table-row table:style-name="ro1">
          <table:table-cell table:style-name="ce8" office:value-type="string">
            <text:p>Поправка</text:p>
          </table:table-cell>
          <table:table-cell table:style-name="ce22" table:formula="of:=[.B17]-[.B16]" office:value-type="float" office:value="0.5">
            <text:p>0,50</text:p>
          </table:table-cell>
          <table:table-cell table:style-name="ce28" table:formula="of:=[.C17]-[.C16]" office:value-type="float" office:value="0.549999999999955">
            <text:p>0,55</text:p>
          </table:table-cell>
          <table:table-cell/>
          <table:table-cell table:style-name="ce31"/>
          <table:table-cell table:number-columns-repeated="13"/>
        </table:table-row>
        <table:table-row table:style-name="ro1">
          <table:table-cell table:style-name="ce9" table:formula="of:=AVERAGE([.B18:.C18])" office:value-type="float" office:value="0.524999999999977" table:number-columns-spanned="3" table:number-rows-spanned="1">
            <text:p>0,52</text:p>
          </table:table-cell>
          <table:covered-table-cell table:style-name="ce21"/>
          <table:covered-table-cell table:style-name="ce29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10"/>
          <table:table-cell table:style-name="ce23" office:value-type="string">
            <text:p>hv<text:span text:style-name="T4">max</text:span>, эВ</text:p>
          </table:table-cell>
          <table:table-cell table:style-name="ce23" office:value-type="string">
            <text:p>hv<text:span text:style-name="T4">min</text:span>, эВ</text:p>
          </table:table-cell>
          <table:table-cell table:style-name="ce23" office:value-type="string">
            <text:p><text:span text:style-name="T5">ṽ</text:span><text:span text:style-name="T6">max</text:span><text:span text:style-name="T5">, см</text:span><text:span text:style-name="T7">-1</text:span></text:p>
          </table:table-cell>
          <table:table-cell table:style-name="ce14" office:value-type="string">
            <text:p>ṽ<text:span text:style-name="T4">min</text:span>, см<text:span text:style-name="T2">-1</text:span></text:p>
          </table:table-cell>
          <table:table-cell table:style-name="ce23" office:value-type="string">
            <text:p>λ<text:span text:style-name="T4">max</text:span>, нм</text:p>
          </table:table-cell>
          <table:table-cell table:style-name="ce39" office:value-type="string">
            <text:p>λ<text:span text:style-name="T4">min</text:span>, нм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Главная серия </text:p>
          </table:table-cell>
          <table:table-cell table:style-name="ce19" table:formula="of:=-[.J7]" office:value-type="float" office:value="5.13613488238144">
            <text:p>5,136</text:p>
          </table:table-cell>
          <table:table-cell table:style-name="ce19" table:formula="of:=[.J8]-[.J7]" office:value-type="float" office:value="2.10422712077245">
            <text:p>2,104</text:p>
          </table:table-cell>
          <table:table-cell table:style-name="ce18" table:formula="of:=10^6/[.F22]" office:value-type="float" office:value="4142.04425998503">
            <text:p>4142</text:p>
          </table:table-cell>
          <table:table-cell table:style-name="ce18" table:formula="of:=10^6/[.G22]" office:value-type="float" office:value="1696.95735546166">
            <text:p>1697</text:p>
          </table:table-cell>
          <table:table-cell table:style-name="ce18" table:formula="of:=1240/[.B22]" office:value-type="float" office:value="241.426681424117">
            <text:p>241</text:p>
          </table:table-cell>
          <table:table-cell table:style-name="ce35" table:formula="of:=1240/[.C22]" office:value-type="float" office:value="589.29">
            <text:p>589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Резкая серия</text:p>
          </table:table-cell>
          <table:table-cell table:style-name="ce19" table:formula="of:=-[.J8]" office:value-type="float" office:value="3.03190776160898">
            <text:p>3,032</text:p>
          </table:table-cell>
          <table:table-cell table:style-name="ce19" table:formula="of:=[.K7]-[.J8]" office:value-type="float" office:value="1.2045084177217">
            <text:p>1,205</text:p>
          </table:table-cell>
          <table:table-cell table:style-name="ce18" table:formula="of:=10^6/[.F23]" office:value-type="float" office:value="2445.08690452337">
            <text:p>2445</text:p>
          </table:table-cell>
          <table:table-cell table:style-name="ce18" table:formula="of:=10^6/[.G23]" office:value-type="float" office:value="971.37775622718">
            <text:p>971</text:p>
          </table:table-cell>
          <table:table-cell table:style-name="ce18" table:formula="of:=1240/[.B23]" office:value-type="float" office:value="408.983418196718">
            <text:p>409</text:p>
          </table:table-cell>
          <table:table-cell table:style-name="ce35" table:formula="of:=1240/[.C23]" office:value-type="float" office:value="1029.46561581149">
            <text:p>1029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Диффузная серия</text:p>
          </table:table-cell>
          <table:table-cell table:style-name="ce19" table:formula="of:=-[.J8]" office:value-type="float" office:value="3.03190776160898">
            <text:p>3,032</text:p>
          </table:table-cell>
          <table:table-cell table:style-name="ce19" table:formula="of:=[.J9]-[.J8]" office:value-type="float" office:value="1.52079665049787">
            <text:p>1,521</text:p>
          </table:table-cell>
          <table:table-cell table:style-name="ce18" table:formula="of:=10^6/[.F24]" office:value-type="float" office:value="2445.08690452337">
            <text:p>2445</text:p>
          </table:table-cell>
          <table:table-cell table:style-name="ce18" table:formula="of:=10^6/[.G24]" office:value-type="float" office:value="1226.44891169183">
            <text:p>1226</text:p>
          </table:table-cell>
          <table:table-cell table:style-name="ce18" table:formula="of:=1240/[.B24]" office:value-type="float" office:value="408.983418196718">
            <text:p>409</text:p>
          </table:table-cell>
          <table:table-cell table:style-name="ce35" table:formula="of:=1240/[.C24]" office:value-type="float" office:value="815.362132467912">
            <text:p>815</text:p>
          </table:table-cell>
          <table:table-cell table:number-columns-repeated="11"/>
        </table:table-row>
        <table:table-row table:style-name="ro1">
          <table:table-cell table:style-name="ce11" office:value-type="string">
            <text:p>Основная. серия</text:p>
          </table:table-cell>
          <table:table-cell table:style-name="ce24" table:formula="of:=-[.J9]" office:value-type="float" office:value="1.51111111111111">
            <text:p>1,511</text:p>
          </table:table-cell>
          <table:table-cell table:style-name="ce24" table:formula="of:=[.K10]-[.J9]" office:value-type="float" office:value="0.661111111111111">
            <text:p>0,661</text:p>
          </table:table-cell>
          <table:table-cell table:style-name="ce30" table:formula="of:=10^6/[.F25]" office:value-type="float" office:value="1218.63799283154">
            <text:p>1219</text:p>
          </table:table-cell>
          <table:table-cell table:style-name="ce30" table:formula="of:=10^6/[.G25]" office:value-type="float" office:value="533.154121863799">
            <text:p>533</text:p>
          </table:table-cell>
          <table:table-cell table:style-name="ce30" table:formula="of:=1240/[.B25]" office:value-type="float" office:value="820.588235294118">
            <text:p>821</text:p>
          </table:table-cell>
          <table:table-cell table:style-name="ce40" table:formula="of:=1240/[.C25]" office:value-type="float" office:value="1875.63025210084">
            <text:p>1876</text:p>
          </table:table-cell>
          <table:table-cell table:number-columns-repeated="11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25" table:number-columns-repeated="6"/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13.12.2015</text:date>, <text:time>16:42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12-01T12:52:41.75</meta:creation-date>
    <meta:generator>OpenOffice/4.1.1$Win32 OpenOffice.org_project/411m6$Build-9775</meta:generator>
    <dc:date>2015-12-13T16:42:18.20</dc:date>
    <dc:creator>Егор Клёнин</dc:creator>
    <meta:editing-duration>P1DT13H8M43S</meta:editing-duration>
    <meta:editing-cycles>70</meta:editing-cycles>
    <meta:document-statistic meta:table-count="1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24cm" svg:height="11.716cm" xlink:href=".." xlink:type="simple" chart:class="chart:scatter" chart:style-name="ch1">
        <chart:title svg:x="3.415cm" svg:y="0.37cm" chart:style-name="ch2">
          <text:p>Для диаграммы уровней</text:p>
        </chart:title>
        <chart:legend chart:legend-position="end" svg:x="10.025cm" svg:y="5.022cm" style:legend-expansion="high" chart:style-name="ch3"/>
        <chart:plot-area chart:style-name="ch4" table:cell-range-address="Лист1.J6:Лист1.O9 Лист1.I7:Лист1.I9" chart:data-source-has-labels="column" svg:x="0.69cm" svg:y="1.851cm" svg:width="8.855cm" svg:height="9.211cm">
          <chartooo:coordinate-region svg:x="1.523cm" svg:y="2.063cm" svg:width="8.022cm" svg:height="8.78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J7:Лист1.O7" chart:label-cell-address="Лист1.I7:Лист1.I7" chart:class="chart:scatter">
            <chart:domain table:cell-range-address="Лист1.J6:Лист1.O6"/>
            <chart:data-point chart:repeated="6"/>
          </chart:series>
          <chart:series chart:style-name="ch9" chart:values-cell-range-address="Лист1.J8:Лист1.O8" chart:label-cell-address="Лист1.I8:Лист1.I8" chart:class="chart:scatter">
            <chart:data-point chart:repeated="6"/>
          </chart:series>
          <chart:series chart:style-name="ch10" chart:values-cell-range-address="Лист1.J9:Лист1.O9" chart:label-cell-address="Лист1.I9:Лист1.I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Строка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Лист1.J6:Лист1.O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Ens, эВ</text:p>
                <draw:g>
                  <svg:desc>Лист1.I7:Лист1.I7</svg:desc>
                </draw:g>
              </table:table-cell>
              <table:table-cell office:value-type="float" office:value="-5.13613488238144">
                <text:p>-5.13613488238144</text:p>
                <draw:g>
                  <svg:desc>Лист1.J7:Лист1.O7</svg:desc>
                </draw:g>
              </table:table-cell>
              <table:table-cell office:value-type="float" office:value="-1.82739934388728">
                <text:p>-1.82739934388728</text:p>
              </table:table-cell>
              <table:table-cell office:value-type="float" office:value="-0.927680640836526">
                <text:p>-0.927680640836526</text:p>
              </table:table-cell>
              <table:table-cell office:value-type="float" office:value="-0.583241659740493">
                <text:p>-0.583241659740493</text:p>
              </table:table-cell>
              <table:table-cell office:value-type="float" office:value="-0.400286287773562">
                <text:p>-0.400286287773562</text:p>
              </table:table-cell>
              <table:table-cell office:value-type="float" office:value="-0.291636368717281">
                <text:p>-0.291636368717281</text:p>
              </table:table-cell>
            </table:table-row>
            <table:table-row>
              <table:table-cell office:value-type="string">
                <text:p>Enp, эВ</text:p>
                <draw:g>
                  <svg:desc>Лист1.I8:Лист1.I8</svg:desc>
                </draw:g>
              </table:table-cell>
              <table:table-cell office:value-type="float" office:value="-3.03190776160898">
                <text:p>-3.03190776160898</text:p>
                <draw:g>
                  <svg:desc>Лист1.J8:Лист1.O8</svg:desc>
                </draw:g>
              </table:table-cell>
              <table:table-cell office:value-type="float" office:value="-1.39896348064149">
                <text:p>-1.39896348064149</text:p>
              </table:table-cell>
              <table:table-cell office:value-type="float" office:value="-0.802012492314072">
                <text:p>-0.802012492314072</text:p>
              </table:table-cell>
              <table:table-cell office:value-type="float" office:value="-0.519218718982317">
                <text:p>-0.519218718982317</text:p>
              </table:table-cell>
              <table:table-cell office:value-type="float" office:value="-0.363354044218677">
                <text:p>-0.363354044218677</text:p>
              </table:table-cell>
              <table:table-cell office:value-type="float" office:value="-0.268430318362893">
                <text:p>-0.268430318362893</text:p>
              </table:table-cell>
            </table:table-row>
            <table:table-row>
              <table:table-cell office:value-type="string">
                <text:p>End, эВ</text:p>
                <draw:g>
                  <svg:desc>Лист1.I9:Лист1.I9</svg:desc>
                </draw:g>
              </table:table-cell>
              <table:table-cell office:value-type="float" office:value="-1.51111111111111">
                <text:p>-1.51111111111111</text:p>
                <draw:g>
                  <svg:desc>Лист1.J9:Лист1.O9</svg:desc>
                </draw:g>
              </table:table-cell>
              <table:table-cell office:value-type="float" office:value="-0.85">
                <text:p>-0.85</text:p>
              </table:table-cell>
              <table:table-cell office:value-type="float" office:value="-0.544">
                <text:p>-0.544</text:p>
              </table:table-cell>
              <table:table-cell office:value-type="float" office:value="-0.377777777777778">
                <text:p>-0.377777777777778</text:p>
              </table:table-cell>
              <table:table-cell office:value-type="float" office:value="-0.277551020408163">
                <text:p>-0.277551020408163</text:p>
              </table:table-cell>
              <table:table-cell office:value-type="float" office:value="-0.2125">
                <text:p>-0.2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